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AndCaption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AndCaption.TableAndCaption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AndCaption.validateChildNode( Locator loc , String nsURI , String local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ableAndCaption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AndCaption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